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Whitney" svg:font-family="Whitney, 'Helvetica Neue', Helvetica, Arial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6c54" officeooo:paragraph-rsid="000c6c54"/>
    </style:style>
    <style:style style:name="P2" style:family="paragraph" style:parent-style-name="Standard">
      <style:paragraph-properties fo:text-align="center" style:justify-single-word="false"/>
      <style:text-properties officeooo:rsid="000c6c54" officeooo:paragraph-rsid="000c6c54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c6c54" style:font-weight-asian="bold" style:font-weight-complex="bold"/>
    </style:style>
    <style:style style:name="P5" style:family="paragraph" style:parent-style-name="Standard">
      <style:text-properties officeooo:rsid="000e6074" officeooo:paragraph-rsid="000e6074"/>
    </style:style>
    <style:style style:name="P6" style:family="paragraph" style:parent-style-name="Standard">
      <style:text-properties officeooo:rsid="000e6074" officeooo:paragraph-rsid="000f6275"/>
    </style:style>
    <style:style style:name="P7" style:family="paragraph" style:parent-style-name="Table_20_Contents">
      <style:paragraph-properties fo:text-align="center" style:justify-single-word="false"/>
      <style:text-properties officeooo:rsid="000c6c54" officeooo:paragraph-rsid="000c6c54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c6c54" officeooo:paragraph-rsid="000c6c54" style:font-weight-asian="bold" style:font-weight-complex="bold"/>
    </style:style>
    <style:style style:name="P9" style:family="paragraph" style:parent-style-name="Heading_20_3">
      <style:paragraph-properties fo:break-before="pag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officeooo:rsid="000c6c54"/>
    </style:style>
    <style:style style:name="T2" style:family="text">
      <style:text-properties officeooo:rsid="000e6074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f6275"/>
    </style:style>
    <style:style style:name="T6" style:family="text">
      <style:text-properties style:text-position="0% 100%"/>
    </style:style>
    <style:style style:name="T7" style:family="text">
      <style:text-properties officeooo:rsid="000f6275"/>
    </style:style>
    <style:style style:name="T8" style:family="text">
      <style:text-properties officeooo:rsid="0010e698"/>
    </style:style>
    <style:style style:name="T9" style:family="text">
      <style:text-properties officeooo:rsid="0012bfd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svg:stroke-width="0.0201in" svg:stroke-color="#000000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Ultrafine_20_Dashed" svg:stroke-width="0.0201in" svg:stroke-color="#000000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0728in" fo:min-width="0.0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9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ff66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83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8">Path Semantical Quality Truth Table</text:span></text:p>
      <text:p text:style-name="P2">by <text:span text:style-name="T9">Daniel Fischer, </text:span>Sven Nilsen, 2021</text:p>
      <text:p text:style-name="P1"/>
      <text:p text:style-name="P3"><text:span text:style-name="T1">In this paper we represent a truth table for Path Semantical Quality.</text:span></text:p>
      <text:p text:style-name="Standard"/>
      <text:p text:style-name="P5">The truth table for Path Semantical Quality<text:span text:style-name="T4"><text:reference-ref text:reference-format="text" text:ref-name="path semantical quality">[1]</text:reference-ref></text:span> is based on the following diagram<text:span text:style-name="T8">s</text:span>:</text:p>
      <text:p text:style-name="P5"/>
      <text:p text:style-name="Standard"><draw:custom-shape text:anchor-type="paragraph" draw:z-index="13" draw:name="Shape1" draw:style-name="gr5" draw:text-style-name="P10" svg:width="0.1024in" svg:height="0.1024in" svg:x="0.8492in" svg:y="0.15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5" draw:text-style-name="P10" svg:width="0.1024in" svg:height="0.1024in" svg:x="1.5417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1" draw:style-name="gr5" draw:text-style-name="P10" svg:width="0.1024in" svg:height="0.1024in" svg:x="3.0311in" svg:y="0.1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" draw:style-name="gr5" draw:text-style-name="P10" svg:width="0.1024in" svg:height="0.1024in" svg:x="3.3925in" svg:y="0.13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1" draw:style-name="gr5" draw:text-style-name="P10" svg:width="0.1024in" svg:height="0.1024in" svg:x="3.998in" svg:y="0.1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5" draw:text-style-name="P10" svg:width="0.1024in" svg:height="0.1024in" svg:x="4.8035in" svg:y="0.1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1" draw:style-name="gr5" draw:text-style-name="P10" svg:width="0.1024in" svg:height="0.1024in" svg:x="5.148in" svg:y="0.1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1" draw:style-name="gr5" draw:text-style-name="P10" svg:width="0.1024in" svg:height="0.1024in" svg:x="5.8016in" svg:y="0.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2" draw:style-name="gr2" draw:text-style-name="P10" svg:x1="5.211in" svg:y1="0.1563in" svg:x2="5.8012in" svg:y2="0.1563in"><text:p/></draw:line><draw:line text:anchor-type="paragraph" draw:z-index="36" draw:name="Shape5" draw:style-name="gr8" draw:text-style-name="P10" svg:x1="5.1173in" svg:y1="0.9803in" svg:x2="5.952in" svg:y2="0.0437in"><text:p/></draw:line><draw:line text:anchor-type="paragraph" draw:z-index="37" draw:name="Shape5" draw:style-name="gr8" draw:text-style-name="P10" svg:x1="5.1173in" svg:y1="0.0437in" svg:x2="5.952in" svg:y2="0.9803in"><text:p/></draw:line><draw:line text:anchor-type="paragraph" draw:z-index="42" draw:name="Shape2" draw:style-name="gr2" draw:text-style-name="P10" svg:x1="4.4638in" svg:y1="0.148in" svg:x2="4.8035in" svg:y2="0.148in"><text:p/></draw:line><draw:line text:anchor-type="paragraph" draw:z-index="0" draw:name="Shape2" draw:style-name="gr1" draw:text-style-name="P10" svg:x1="5.8492in" svg:y1="0.189in" svg:x2="5.8492in" svg:y2="0.8189in"><text:p/></draw:line><draw:line text:anchor-type="paragraph" draw:z-index="7" draw:name="Shape2" draw:style-name="gr2" draw:text-style-name="P10" svg:x1="3.4547in" svg:y1="0.1799in" svg:x2="4.0449in" svg:y2="0.1799in"><text:p/></draw:line></text:p>
      <text:p text:style-name="Standard"><draw:line text:anchor-type="paragraph" draw:z-index="9" draw:name="Shape2" draw:style-name="gr2" draw:text-style-name="P10" svg:x1="0.9516in" svg:y1="0.0193in" svg:x2="1.5417in" svg:y2="0.0193in"><text:p/></draw:line><draw:line text:anchor-type="paragraph" draw:z-index="10" draw:name="Shape2" draw:style-name="gr4" draw:text-style-name="P10" svg:x1="0.8965in" svg:y1="0.0665in" svg:x2="0.8965in" svg:y2="0.6575in"><text:p/></draw:line><draw:line text:anchor-type="paragraph" draw:z-index="12" draw:name="Shape2" draw:style-name="gr4" draw:text-style-name="P10" svg:x1="1.5898in" svg:y1="0.0827in" svg:x2="1.5898in" svg:y2="0.6736in"><text:p/></draw:line><draw:line text:anchor-type="paragraph" draw:z-index="8" draw:name="Shape2" draw:style-name="gr4" draw:text-style-name="P10" svg:x1="3.0772in" svg:y1="0.0516in" svg:x2="3.0772in" svg:y2="0.6425in"><text:p/></draw:line><draw:line text:anchor-type="paragraph" draw:z-index="6" draw:name="Shape2" draw:style-name="gr3" draw:text-style-name="P10" svg:x1="3.439in" svg:y1="0.0437in" svg:x2="3.439in" svg:y2="0.6346in"><text:p/></draw:line><draw:line text:anchor-type="paragraph" draw:z-index="26" draw:name="Shape2" draw:style-name="gr4" draw:text-style-name="P10" svg:x1="4.0535in" svg:y1="0.0201in" svg:x2="4.0618in" svg:y2="0.65in"><text:p/></draw:line><draw:line text:anchor-type="paragraph" draw:z-index="4" draw:name="Shape2" draw:style-name="gr4" draw:text-style-name="P10" svg:x1="4.8571in" svg:y1="0.0118in" svg:x2="4.8571in" svg:y2="0.6028in"><text:p/></draw:line><draw:line text:anchor-type="paragraph" draw:z-index="2" draw:name="Shape2" draw:style-name="gr3" draw:text-style-name="P10" svg:x1="5.1945in" svg:y1="0.0201in" svg:x2="5.1945in" svg:y2="0.611in"><text:p/></draw:line><draw:line text:anchor-type="paragraph" draw:z-index="40" draw:name="Shape2" draw:style-name="gr2" draw:text-style-name="P10" svg:x1="2.6917in" svg:y1="0.0043in" svg:x2="3.0315in" svg:y2="0.0043in"><text:p/></draw:line><draw:line text:anchor-type="paragraph" draw:z-index="30" draw:name="Shape5" draw:style-name="gr8" draw:text-style-name="P10" svg:x1="4.7555in" svg:y1="0.1744in" svg:x2="4.952in" svg:y2="0.3555in"><text:p/></draw:line><draw:line text:anchor-type="paragraph" draw:z-index="31" draw:name="Shape5" draw:style-name="gr8" draw:text-style-name="P10" svg:x1="4.7555in" svg:y1="0.3555in" svg:x2="4.952in" svg:y2="0.1744in"><text:p/></draw:line></text:p>
      <text:p text:style-name="Standard"><draw:frame text:anchor-type="paragraph" draw:z-index="17" draw:name="Shape3" draw:style-name="gr6" draw:text-style-name="P11" svg:width="0.276in" svg:height="0.2598in" svg:x="0.6681in" svg:y="0.0484in"><draw:text-box><text:p>L</text:p></draw:text-box></draw:frame><draw:frame text:anchor-type="paragraph" draw:z-index="18" draw:name="Shape3" draw:style-name="gr6" draw:text-style-name="P11" svg:width="0.276in" svg:height="0.2598in" svg:x="1.6917in" svg:y="0.0571in"><draw:text-box><text:p>R</text:p></draw:text-box></draw:frame></text:p>
      <text:p text:style-name="Standard"/>
      <text:p text:style-name="Standard"><draw:custom-shape text:anchor-type="paragraph" draw:z-index="14" draw:name="Shape1" draw:style-name="gr5" draw:text-style-name="P10" svg:width="0.1024in" svg:height="0.1024in" svg:x="0.8492in" svg:y="0.08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1" draw:style-name="gr5" draw:text-style-name="P10" svg:width="0.1024in" svg:height="0.1024in" svg:x="1.5339in" svg:y="0.08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Shape2" draw:style-name="gr2" draw:text-style-name="P10" svg:x1="0.9437in" svg:y1="0.1299in" svg:x2="1.5339in" svg:y2="0.1299in"><text:p/></draw:line><draw:custom-shape text:anchor-type="paragraph" draw:z-index="19" draw:name="Shape1" draw:style-name="gr5" draw:text-style-name="P10" svg:width="0.1024in" svg:height="0.1024in" svg:x="3.0299in" svg:y="0.06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" draw:style-name="gr5" draw:text-style-name="P10" svg:width="0.1024in" svg:height="0.1024in" svg:x="3.4in" svg:y="0.08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2" draw:style-name="gr2" draw:text-style-name="P10" svg:x1="3.4547in" svg:y1="0.1299in" svg:x2="4.0449in" svg:y2="0.1299in"><text:p/></draw:line><draw:custom-shape text:anchor-type="paragraph" draw:z-index="25" draw:name="Shape1" draw:style-name="gr5" draw:text-style-name="P10" svg:width="0.1024in" svg:height="0.1024in" svg:x="4.0217in" svg:y="0.0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1" draw:style-name="gr5" draw:text-style-name="P10" svg:width="0.1024in" svg:height="0.1024in" svg:x="4.802in" svg:y="0.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1" draw:style-name="gr5" draw:text-style-name="P10" svg:width="0.1024in" svg:height="0.1024in" svg:x="5.1398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2" draw:text-style-name="P10" svg:x1="5.2028in" svg:y1="0.1063in" svg:x2="5.7929in" svg:y2="0.1063in"><text:p/></draw:line><draw:custom-shape text:anchor-type="paragraph" draw:z-index="35" draw:name="Shape1" draw:style-name="gr5" draw:text-style-name="P10" svg:width="0.1024in" svg:height="0.1024in" svg:x="5.8008in" svg:y="0.0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1" draw:name="Shape2" draw:style-name="gr2" draw:text-style-name="P10" svg:x1="2.6902in" svg:y1="0.1299in" svg:x2="3.0299in" svg:y2="0.1299in"><text:p/></draw:line><draw:line text:anchor-type="paragraph" draw:z-index="43" draw:name="Shape2" draw:style-name="gr2" draw:text-style-name="P10" svg:x1="4.4626in" svg:y1="0.098in" svg:x2="4.8024in" svg:y2="0.098in"><text:p/></draw:line></text:p>
      <text:p text:style-name="Standard"><draw:frame text:anchor-type="paragraph" draw:z-index="21" draw:name="Shape4" draw:style-name="gr7" draw:text-style-name="P11" svg:width="0.5197in" svg:height="0.2913in" svg:x="2.6917in" svg:y="0.0929in"><draw:text-box><text:p>a ~~ a</text:p></draw:text-box></draw:frame><draw:frame text:anchor-type="paragraph" draw:z-index="27" draw:name="Shape4" draw:style-name="gr7" draw:text-style-name="P11" svg:width="0.5197in" svg:height="0.2913in" svg:x="3.5264in" svg:y="0.0929in"><draw:text-box><text:p>a ~~ b</text:p></draw:text-box></draw:frame><draw:frame text:anchor-type="paragraph" draw:z-index="38" draw:name="Shape4" draw:style-name="gr9" draw:text-style-name="P11" svg:width="0.6543in" svg:height="0.2843in" svg:x="4.352in" svg:y="0.0772in"><draw:text-box><text:p>¬(a ~~ a)</text:p></draw:text-box></draw:frame><draw:frame text:anchor-type="paragraph" draw:z-index="39" draw:name="Shape4" draw:style-name="gr9" draw:text-style-name="P11" svg:width="0.6543in" svg:height="0.2843in" svg:x="5.2102in" svg:y="0.0772in"><draw:text-box><text:p>¬(a ~~ b)</text:p></draw:text-box></draw:frame></text:p>
      <text:p text:style-name="Standard"/>
      <text:p text:style-name="Standard"/>
      <text:p text:style-name="Standard"><text:tab/><text:span text:style-name="T2">L (left edge) – symbolic indistinction</text:span></text:p>
      <text:p text:style-name="Standard"><text:tab/><text:span text:style-name="T2">R (right edge) – propositional equality</text:span></text:p>
      <text:p text:style-name="Standard"/>
      <text:p text:style-name="P5">Here is the truth table:</text:p>
      <text:p text:style-name="Standard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">LR</text:p>
          </table:table-cell>
          <table:table-cell table:style-name="Table1.A1" office:value-type="string">
            <text:p text:style-name="P8">a ~~ a</text:p>
          </table:table-cell>
          <table:table-cell table:style-name="Table1.A1" office:value-type="string">
            <text:p text:style-name="P8">a ~~ b</text:p>
          </table:table-cell>
          <table:table-cell table:style-name="Table1.A1" office:value-type="string">
            <text:p text:style-name="P4"><text:span text:style-name="T1">¬(a ~~ a)</text:span></text:p>
          </table:table-cell>
          <table:table-cell table:style-name="Table1.E1" office:value-type="string">
            <text:p text:style-name="P4"><text:span text:style-name="T1">¬(a ~~ b)</text:span></text:p>
          </table:table-cell>
        </table:table-row>
        <table:table-row>
          <table:table-cell table:style-name="Table1.A2" office:value-type="string">
            <text:p text:style-name="P7">0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7">0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7">1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7">1</text:p>
          </table:table-cell>
        </table:table-row>
      </table:table>
      <text:p text:style-name="P1"/>
      <text:p text:style-name="P6">Notice that the 3<text:span text:style-name="T4">rd</text:span> row is “impossible” in the sense that <text:span text:style-name="T7">two indistinct symbols</text:span> can not become propositional <text:span text:style-name="T7">un</text:span>equal. <text:span text:style-name="T7">This row is uniquely determined by each individual column. In the case of the first column and second column, `a ~~ b` implies `a == b`, so since the propositions are unequal it can not be the case that `a ~~ b`. In the case of the 3</text:span><text:span text:style-name="T5">rd</text:span><text:span text:style-name="T7"> and 4</text:span><text:span text:style-name="T5">th</text:span><text:span text:style-name="T7"> column, they are simplify involutions of the 1</text:span><text:span text:style-name="T5">st</text:span><text:span text:style-name="T7"> and 2</text:span><text:span text:style-name="T5">nd</text:span><text:span text:style-name="T7"> column, respectively.</text:span></text:p>
      <text:p text:style-name="P6"/>
      <text:h text:style-name="P9" text:outline-level="3">References:</text:h>
      <text:p text:style-name="P5"/>
      <text:p text:style-name="P5"><text:reference-mark-start text:name="path semantical quality"/>[1]<text:reference-mark-end text:name="path semantical quality"/><text:tab/>“Path Semantical Quality”</text:p>
      <text:p text:style-name="P5"><text:tab/>Sven Nilsen, 2021</text:p>
      <text:p text:style-name="P5"><text:tab/><text:a xlink:type="simple" xlink:href="https://github.com/advancedresearch/path_semantics/blob/master/papers-wip2/path-semantical-quality.pdf" text:style-name="Internet_20_link" text:visited-style-name="Visited_20_Internet_20_Link"><text:span text:style-name="T3">https://github.com/advancedresearch/path_semantics/blob/master/papers-wip2/path-semantical-quality.pdf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Whitney" svg:font-family="Whitney, 'Helvetica Neue', Helvetica, Arial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0T07:59:41.398897000</meta:creation-date>
    <dc:date>2021-10-10T08:55:37.614135000</dc:date>
    <meta:editing-duration>PT4M2S</meta:editing-duration>
    <meta:editing-cycles>1</meta:editing-cycles>
    <meta:document-statistic meta:table-count="1" meta:image-count="0" meta:object-count="0" meta:page-count="2" meta:paragraph-count="37" meta:word-count="174" meta:character-count="983" meta:non-whitespace-character-count="840"/>
    <meta:generator>LibreOffice/5.1.2.2$MacOSX_X86_64 LibreOffice_project/d3bf12ecb743fc0d20e0be0c58ca359301eb705f</meta:generator>
  </office:meta>
</office:document-meta>
</file>